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1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7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2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2" style:family="paragraph" style:parent-style-name="Table_20_Contents" style:list-style-name="L49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688443994815364521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2">먼저, 크로가 왔다. 지상에서 데굴데굴을 하고 있었을 때 미케가 왔다.</text:p>
            </text:list-item>
            <text:list-item>
              <text:p text:style-name="P72">이 번은 두 마리 모구, 동시에, 허리 문질러 을 했다.</text:p>
            </text:list-item>
            <text:list-item>
              <text:p text:style-name="P72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2494448322946870699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13">그 모양「形状에서 판단하여, 처음에는 미케라고 생각했다.</text:p>
                </text:list-item>
                <text:list-item>
                  <text:p text:style-name="P113">그러나, 미케와 비해, 머리가 더 크다. </text:p>
                </text:list-item>
                <text:list-item>
                  <text:p text:style-name="P113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744161470197233267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3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841616867437424551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1263883352950312264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983882288722418992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4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4937098558026097121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14">그러자「すると, "휴" 라고 으르렁「唸り声을 거렸다「立てた.</text:p>
                </text:list-item>
                <text:list-item>
                  <text:p text:style-name="P114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2968310202706275263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2776978618538073479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5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3954841610688447805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크로는 다시 내려오지 않는다. / 이 번은 돌출 울타리 앞에 나오는 것조차 하지 않아.</text:p>
            </text:list-item>
            <text:list-item>
              <text:p text:style-name="P76">미케에 잠시 허리 문지르을 하고, 옹벽 위를 보면, 크로는 없어.</text:p>
            </text:list-item>
            <text:list-item>
              <text:p text:style-name="P76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1163153900776242571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7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67475046455830059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8">비가 내리고 있었다. / 울타리에 접근해 보니, 미케의 울음 소리. / 더우기 보면, 크로의 그림자도 보인다.</text:p>
            </text:list-item>
            <text:list-item>
              <text:p text:style-name="P78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534978708545760229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9">크로가 왔다. 미케는 오지 않았다.</text:p>
            </text:list-item>
            <text:list-item>
              <text:p text:style-name="P79">옹벽에 도착한 때 두 마리 모두 없었다.</text:p>
            </text:list-item>
            <text:list-item>
              <text:p text:style-name="P79">보도 쪽에 간다. 수영장의 모서리에 간다. 혀를 울린다.</text:p>
            </text:list-item>
            <text:list-item>
              <text:p text:style-name="P79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9">울타리 속에서 고양이의 울음 소리가 들린다.</text:p>
            </text:list-item>
            <text:list-item>
              <text:p text:style-name="P79">처음, 미케이 아닐까라고 생각한다. 하지만, 목소리가 약간 작다. 또 높다.</text:p>
            </text:list-item>
            <text:list-item>
              <text:p text:style-name="P79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860867115585707471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80">류가 왔다. 어떻게 왔는지? / 우선, 미케가 있어. 지상에 내렸다. 허리를 마사지.</text:p>
            </text:list-item>
            <text:list-item>
              <text:p text:style-name="P80">잠시 후 보도 쪽의 옹벽 위에서 고양이의 그림자. 크로 이다.</text:p>
            </text:list-item>
            <text:list-item>
              <text:p text:style-name="P80"><text:soft-page-break/>미케를 옹벽에 올리고 먹이를 준다.</text:p>
            </text:list-item>
            <text:list-item>
              <text:p text:style-name="P80">그리고 크로 옆으로 간다. / 2,3 번 쓰다듬다. / 그러자, 크로는 보도 쪽에 가서 버린다.</text:p>
            </text:list-item>
            <text:list-item>
              <text:p text:style-name="P80">갑자기, 울타리 속에 한 마리의 고양이가 나타난다.</text:p>
            </text:list-item>
            <text:list-item>
              <text:p text:style-name="P80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80">수영장의 서 쪽 모퉁이로 가면, 크로가 울타리속에서 외에 나온다.</text:p>
            </text:list-item>
            <text:list-item>
              <text:p text:style-name="P80">그런데, 류도 공원 쪽에서 온 버린다.</text:p>
            </text:list-item>
            <text:list-item>
              <text:p text:style-name="P80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80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80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6824682407056142440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류는 오지 않다.</text:p>
            </text:list-item>
            <text:list-item>
              <text:p text:style-name="P81">크로, 미케. 두 마리 모두 이미 옹벽 위에 있다.</text:p>
            </text:list-item>
            <text:list-item>
              <text:p text:style-name="P81">미케를 내렸다. <text:s/>/ 크로는 내려 오지 않다. 목소리를 던지지만, 여전히 오지않다.</text:p>
            </text:list-item>
            <text:list-item>
              <text:p text:style-name="P81">지상에서 미케의 허리를 마사지하면서, 크로에 목소리를 몇번 던진다.</text:p>
            </text:list-item>
            <text:list-item>
              <text:p text:style-name="P81">미케를 옹벽 위에 올린다. / 크로에 호소한다. "지상에 내려와자" / 변함없이 오지않다.</text:p>
            </text:list-item>
            <text:list-item>
              <text:p text:style-name="P81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362487313718923681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크로는 다시 내려 오지 않다.</text:p>
            </text:list-item>
            <text:list-item>
              <text:p text:style-name="P82">클로에 향해 목소리를 던지면서, 미케의 허리를 마사지한다.</text:p>
            </text:list-item>
            <text:list-item>
              <text:p text:style-name="P82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293722015794726840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8553751410736978576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4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6670615241603597764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류가 왔다. / 옹백에 도착했던 때 이미 옹벽 위에 있었다.</text:p>
            </text:list-item>
            <text:list-item>
              <text:p text:style-name="P85">우선, 그림자만 보였지만, 머리의 크기에 의해 류이라고 알려졌다.</text:p>
            </text:list-item>
            <text:list-item>
              <text:p text:style-name="P85">류에 말을 걸어, 근처에 간다. / 조금 고민했지만, 베이스트를 반 주기로한다.</text:p>
            </text:list-item>
            <text:list-item>
              <text:p text:style-name="P85">페이스트를 용기에서 반출한 후 돌출 방향을 보면, 크로가 있다. / 네발 앉아 있다.</text:p>
            </text:list-item>
            <text:list-item>
              <text:p text:style-name="P85">크로에 나머지 중 4 분의 3 정도를 준다.</text:p>
            </text:list-item>
            <text:list-item>
              <text:p text:style-name="P85">그리고, 나머지 전부를 다시 류에 준다.</text:p>
            </text:list-item>
            <text:list-item>
              <text:p text:style-name="P85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5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5">주위를 조금 걸어 본다. / 없다. / 보도에 가장 가까운 곳에 나있는 나무의 뿌리를 본다. 크로가 있다.</text:p>
            </text:list-item>
            <text:list-item>
              <text:p text:style-name="P85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5360875708288970880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115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15">그리고, 울음 소리가 들려온다「聞こえてくる. / </text:p>
            </text:list-item>
            <text:list-item>
              <text:p text:style-name="P115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93952440934512972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6">전 번 째와 같이, 미케에 마사지를 할 때, 때때로 크로에 목소리를 던진다.</text:p>
            </text:list-item>
            <text:list-item>
              <text:p text:style-name="P86">그리고 미케를 옹벽에 올리고, 페이스트를 준다. / 우선 미케. 그리고, 크로.</text:p>
            </text:list-item>
            <text:list-item>
              <text:p text:style-name="P86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8228941609989741011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7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634602246308287645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비가 내리고 있었다. / 울타리 속에도 두 마리는 없다. / 수여장의 서 쪽으로 가서 본다. / 혀를 울린다. / 누구도 오지 않다.</text:p>
            </text:list-item>
            <text:list-item>
              <text:p text:style-name="P88">공원으로 돌아간다. / 입구의 근처에서 고양이의 울음소리가 들린다. / 차도의 맞은 편에 있는 아파트의 입구 근처에서.</text:p>
            </text:list-item>
            <text:list-item>
              <text:p text:style-name="P88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3102661351948074800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두 마리 모두. / 미케에게 허리 마사지. / 두 마리에게 페이스트.</text:p>
            </text:list-item>
            <text:list-item>
              <text:p text:style-name="P89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790925186645515134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어제. 미케는 처음부터 옹벽 위에 있다.</text:p>
            </text:list-item>
            <text:list-item>
              <text:p text:style-name="P90">크로는 옹벽 위에는 오지 않고, 울타리 속에도 없다.</text:p>
            </text:list-item>
            <text:list-item>
              <text:p text:style-name="P90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90">하품을 하고 있다.</text:p>
            </text:list-item>
            <text:list-item>
              <text:p text:style-name="P90">"이쪽으로 오자" 라고 목소리를 던지면서, 공원의 방향으로 내 몸을 향한다.</text:p>
            </text:list-item>
            <text:list-item>
              <text:p text:style-name="P90">하지만, 크로는 그 자리에 우두커니 채 움직이지 않다.</text:p>
            </text:list-item>
            <text:list-item>
              <text:p text:style-name="P90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5222160173622974903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어제. 두 마리 모두 온다.</text:p>
            </text:list-item>
            <text:list-item>
              <text:p text:style-name="P91">어제는 그 때 까지 와는 달리, 미케를 지상에 내렸던 후 먼저 크로에게 페이스트를 주었다.</text:p>
            </text:list-item>
            <text:list-item>
              <text:p text:style-name="P91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1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1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6167376752578269474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2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6648727136483402678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크로는 다시 지상에는 오지않다.</text:p>
            </text:list-item>
            <text:list-item>
              <text:p text:style-name="P93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7980458217977632058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비가 내렸다. / 두 마리는 오지 않을까라고 생각했었다.</text:p>
            </text:list-item>
            <text:list-item>
              <text:p text:style-name="P94">옹벽에 도착하고, 울타리 안을 들여다본다. / 혀를 울린다.</text:p>
            </text:list-item>
            <text:list-item>
              <text:p text:style-name="P94">1 분 정도 그 자리에 있던 것일까, "냐아" 라고 고양이의 울음소리가 들린다. / 곧 그 소리가 미케이라고 알 수 있다.</text:p>
            </text:list-item>
            <text:list-item>
              <text:p text:style-name="P94">미케에 울타리 너머로 페이스트를 준다.</text:p>
            </text:list-item>
            <text:list-item>
              <text:p text:style-name="P94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2853694179626307715" text:style-name="L30">
        <text:list-item>
          <text:p text:style-name="P95">A</text:p>
          <text:list>
            <text:list-item>
              <text:p text:style-name="P95">위안부 문제. / 30 만인의 조선의 여성들. / 강제적으로 성 노예로 되었다.</text:p>
            </text:list-item>
            <text:list-item>
              <text:p text:style-name="P95">일본군은 이 성노예 제도의 운영에 참여했었다.</text:p>
            </text:list-item>
            <text:list-item>
              <text:p text:style-name="P95">따라서, 일본은 국가로 성노예 피해자들에 대해 책임이 있다.</text:p>
            </text:list-item>
          </text:list>
        </text:list-item>
        <text:list-item>
          <text:p text:style-name="P95">B</text:p>
          <text:list>
            <text:list-item>
              <text:p text:style-name="P95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8843236942695096063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아무도 오지 않다. / 항상 올 곳에서는 없다.</text:p>
            </text:list-item>
            <text:list-item>
              <text:p text:style-name="P96">보도에 나오고 수영장의 서쪽으로 걸어간다.</text:p>
            </text:list-item>
            <text:list-item>
              <text:p text:style-name="P96">울타리에 접근하고, 혀를 울린다. / 오지 않다.</text:p>
            </text:list-item>
            <text:list-item>
              <text:p text:style-name="P96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7588112084371844438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7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7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2976509793848055439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두 마리 모두, 나가 옹벽에 도착한 때 이미 있었다.</text:p>
            </text:list-item>
            <text:list-item>
              <text:p text:style-name="P98">크로가 미케보다 돌출울타리 가까이에 있다.</text:p>
            </text:list-item>
            <text:list-item>
              <text:p text:style-name="P98">내가 항상 위치에 서서, 먼저 미케가 온다.</text:p>
            </text:list-item>
            <text:list-item>
              <text:p text:style-name="P98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7179089303116931093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두 마리 모두 오지 않는다. / 평소와 같이 수영장의 서쪽으로 가서, 울타리에 가까이 다가가, 혀를 울린다. / 누구도 오지 않아.</text:p>
            </text:list-item>
            <text:list-item>
              <text:p text:style-name="P99">이 밤은 쇼핑은 없이, 도서관에 책을 반환할 심부름도 없고.</text:p>
            </text:list-item>
            <text:list-item>
              <text:p text:style-name="P99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1437278875526300936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크로만 왔다. / 옹벽에는 없었다. / 보도에 나오고, 서쪽으로 간다. / 중간에서 고양이의 울음소리. 희미하게.</text:p>
            </text:list-item>
            <text:list-item>
              <text:p text:style-name="P100">울음소리의 음정이 높다. / 크로라고 알 수 있다.</text:p>
            </text:list-item>
            <text:list-item>
              <text:p text:style-name="P100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100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6501765497881111885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6563449854522986396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비가 내리고 있었다.</text:p>
            </text:list-item>
            <text:list-item>
              <text:p text:style-name="P102">옹벽에 도착해, 울타리 안을 보면, 미케가 있다. / 크로의 그림자는 보이지 않는다.</text:p>
            </text:list-item>
            <text:list-item>
              <text:p text:style-name="P102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2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16">울타리에 가까워지고, "크로!" 라고 목소리를 던진다.</text:p>
            </text:list-item>
            <text:list-item>
              <text:p text:style-name="P116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16">그 보행자가 지나간「過ぎた 후 다시 울타리에 돌아간다「戻っていく.</text:p>
            </text:list-item>
            <text:list-item>
              <text:p text:style-name="P116">울타리에게는 크로가 아직 있다. / 남아있는 페이스트의 절반을 준다.</text:p>
            </text:list-item>
            <text:list-item>
              <text:p text:style-name="P116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9067790446234667977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6265944689203782232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크로만. / 도착한 때, 이제. / 아래로는 내려오지 않다.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3">그렇게 경계하고 있던 모습이었는데, 지금은 전혀 걱정하지 않는다.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7442653089060238670" text:style-name="L40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4">공원의 북쪽에 있는 정원 창고의 곳에 돌아간다. / 거기에 내 자전거를 세우고 있다.</text:p>
            </text:list-item>
            <text:list-item>
              <text:p text:style-name="P104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4">그러자, 희미하게 <text:s/>한번 고양이의 목소리가 들렸다 같은 생각이 한다. / 귀를 기울이고, 그 자리에서 서 계속한다.</text:p>
            </text:list-item>
            <text:list-item>
              <text:p text:style-name="P60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4">더우기 울타리 안을 보고 있으면, 고양이의 그림자가 보인다.</text:p>
            </text:list-item>
            <text:list-item>
              <text:p text:style-name="P104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0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525304029593332822" text:style-name="L41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크로 만 온다. / 공원에 가는 것이 늦어졌다. / 도착한 때는 이미 7 시 45 분 경 이었을까.</text:p>
            </text:list-item>
            <text:list-item>
              <text:p text:style-name="P105">먼저 토큐에 가는 것이 이미 늦었다. / 왜 토큐에 가는 것이 늦어진 있는가 하면, 캔드에서 시간이 걸렸다 때문입니다.</text:p>
              <text:list>
                <text:list-item>
                  <text:p text:style-name="P105">왜 캔드에서 시간이 걸린 있는가 하면, 계산대에서 행렬이 만들어져 있었기 때문이다.</text:p>
                </text:list-item>
                <text:list-item>
                  <text:p text:style-name="P61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5">&gt; 계산대에는 점원은 몇 명이나 있었어요? / 혼자 뿐 이었다.</text:p>
                </text:list-item>
                <text:list-item>
                  <text:p text:style-name="P105">&gt; 긴 행렬이 있어도, 다른 점원은 오지 않았어요? / 네, 오지 않았다.</text:p>
                </text:list-item>
                <text:list-item>
                  <text:p text:style-name="P105">&gt; 어떻게 된 것일까? / 실제, 다른 사람이 없었던 것이다.</text:p>
                </text:list-item>
                <text:list-item>
                  <text:p text:style-name="P105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1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1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5">크로는?</text:p>
              <text:list>
                <text:list-item>
                  <text:p text:style-name="P61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5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7235673937216424212" text:style-name="L42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6">두 마리 모두. / 옹벽 위에서 있다. / 돌출 울타리 아래를 뚫고, 먼저 미케, 그리고 크로가 나온다.</text:p>
            </text:list-item>
            <text:list-item>
              <text:p text:style-name="P62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2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2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6">크로에 페이스트를 주고있는 동안, 무리도 없지만, 미케는 "냐아 냐아" 라고 계속 울리고 있다.</text:p>
            </text:list-item>
            <text:list-item>
              <text:p text:style-name="P62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2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560687376082016714" text:style-name="L43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공원에 도착해, 자전거의 스탠드를 세운다.</text:p>
            </text:list-item>
            <text:list-item>
              <text:p text:style-name="P107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7">놀란다. "오자" 라고 말을 던지고, 자신은 평소의 장소에 간다.</text:p>
            </text:list-item>
            <text:list-item>
              <text:p text:style-name="P107">가보니, 크로가 이미 지상에 있다. / "냐아" 라고 한말 울음소리를 던진다. / 크로에게 마사지를 시작한다.</text:p>
            </text:list-item>
            <text:list-item>
              <text:p text:style-name="P63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7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3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3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3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7">그리고, 먼저, 미케에 <text:s/>추가의 페이스트를 주고, 다음, 크로에 페이스트의 나머지를 준다.</text:p>
            </text:list-item>
            <text:list-item>
              <text:p text:style-name="P64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4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08">크로는 위험을 느낀지 돌출의 옆에 이동한다. </text:p>
            </text:list-item>
            <text:list-item>
              <text:p text:style-name="P64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08">잠시 후 위를 보면, 크로가 다시 원래 자리에 돌아오고, 음식의 나머지를 먹기 시작하고 있다.</text:p>
            </text:list-item>
            <text:list-item>
              <text:p text:style-name="P64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4777117661431514448" text:style-name="L44">
        <text:list-item>
          <text:p text:style-name="P6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다시, 미케는 옹벽 위에서, 크로는 처음부터 지상에 있었다.</text:p>
            </text:list-item>
            <text:list-item>
              <text:p text:style-name="P109">전날과 같이, 미케에게 먼저 페이스트를 주고, 크로에는 마사지. 이 번은 크로는 이전처럼 땅에서 데굴 데굴을 한다.</text:p>
            </text:list-item>
            <text:list-item>
              <text:p text:style-name="P109">그리고, 크로를 옹벽에 올리고, 미케에게 추가의 고체미끼를 주고, 크로에게 페이스트의 나머지를 준다.</text:p>
            </text:list-item>
            <text:list-item>
              <text:p text:style-name="P109">다시 미케가 크로의 곳에 가서 크로가 먹고 있는 미끼를 먹으려고 한다.</text:p>
            </text:list-item>
            <text:list-item>
              <text:p text:style-name="P65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6192282213933975243" text:style-name="L45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0">두 마리 모두 처음부터. / 미케에 먼저. 그리고 크로에.</text:p>
            </text:list-item>
            <text:list-item>
              <text:p text:style-name="P66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10">그래서, 스프레이 캔을 사용해 미케를 거기에서 이동시킨다.</text:p>
            </text:list-item>
            <text:list-item>
              <text:p text:style-name="P66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6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806119593109382546" text:style-name="L46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1"><text:soft-page-break/>두 마리 모두. 다시. / 언제나처럼, 크로는 지상에는 내려오지 않다.</text:p>
            </text:list-item>
            <text:list-item>
              <text:p text:style-name="P111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11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3191614144413005213" text:style-name="L47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2">비가 좀 내리고 있었다. / 공원에는 걸어 갔다. 걸어서 갔다. 자전거로는 아니고.</text:p>
            </text:list-item>
            <text:list-item>
              <text:p text:style-name="P68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68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68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68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68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112">여기에서도 어쩔 수 없이 남아있었던 페이스트의 절반을 준다.</text:p>
            </text:list-item>
            <text:list-item>
              <text:p text:style-name="P68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31948904475512838" text:style-name="L50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<text:span text:style-name="T4">두 마리 모두. / 모두, 처음부터 돌출의 여기쪽으로.</text:span></text:p>
            </text:list-item>
            <text:list-item>
              <text:p text:style-name="P69"><text:span text:style-name="T4">비가 내리고 있었지만, 우산은 쓰지 않고, 페이스트를 두 마리에 준다.</text:span></text:p>
            </text:list-item>
            <text:list-item>
              <text:p text:style-name="P69"><text:span text:style-name="T4">그 후 미케를 땅에 내리고, 마사지. / 목</text:span><text:span text:style-name="T6">「首</text:span><text:span text:style-name="T4"> 뒤의 피부를 잡고, 꼬집는</text:span><text:span text:style-name="T6">「ひねる</text:span><text:span text:style-name="T4"> 같이 붙든다</text:span><text:span text:style-name="T6">「握る</text:span><text:span text:style-name="T4">. / 그 상태로, 다른 손으로, 꼬리</text:span><text:span text:style-name="T6">「尾</text:span><text:span text:style-name="T4"> 닿게</text:span><text:span text:style-name="T6">「つけ根</text:span><text:span text:style-name="T4">를 마사지.</text:span></text:p>
            </text:list-item>
            <text:list-item>
              <text:p text:style-name="P69"><text:span text:style-name="T4">이 방식은 이전에 뭔가 기사에서 읽은 것. / 고양이 수컷</text:span><text:span text:style-name="T6">「オス</text:span><text:span text:style-name="T4">은 교미</text:span><text:span text:style-name="T6">「交尾</text:span><text:span text:style-name="T4"> 할때 암컷</text:span><text:span text:style-name="T6">「メス</text:span><text:span text:style-name="T4">의 뒷목을 씹는</text:span><text:span text:style-name="T6">「噛む</text:span><text:span text:style-name="T4">. / 그렇게 하면, 암컷은 움직이지 않게된다고 한다. / 이렇게 함으로써, 스스로 알 수 있듯이, 수컷은 페니스를 삽입</text:span><text:span text:style-name="T6">「挿入</text:span><text:span text:style-name="T4">하고, 또, 삽입을 계속할 수 있다.</text:span></text:p>
            </text:list-item>
            <text:list-item>
              <text:p text:style-name="P69"><text:span text:style-name="T4">이와 같은 원리 이겠지라고</text:span><text:span text:style-name="T6">「なのだろうと</text:span><text:span text:style-name="T4"> 생각합니다만, <text:s/>미케도 뒷목을 손으로 잡으면, 그다지</text:span><text:span text:style-name="T6">「あまり</text:span><text:span text:style-name="T4"> 움직이지 않게된다</text:span><text:span text:style-name="T6">「しなくなる</text:span><text:span text:style-name="T4">.</text:span></text:p>
            </text:list-item>
            <text:list-item>
              <text:p text:style-name="P69"><text:span text:style-name="T4">그렇지 않으면</text:span><text:span text:style-name="T6">「そうしないと</text:span><text:span text:style-name="T4">, 지금까지는 그렇지만, 움직이고 움직이고, 도저히</text:span><text:span text:style-name="T6">「とても</text:span><text:span text:style-name="T4"> 마사지 할 수 없다.</text:span></text:p>
            </text:list-item>
          </text:list>
        </text:list-item>
      </text:list>
      <text:p text:style-name="P7"/>
      <text:p text:style-name="P5">[/ XXX] 20200730_115253</text:p>
      <text:p text:style-name="P2"/>
      <text:p text:style-name="P12">@@@</text:p>
      <text:p text:style-name="P1">------------------------------------------------------------</text:p>
      <text:p text:style-name="P5"><text:soft-page-break/>[XXX] </text:p>
      <text:p text:style-name="P8">myself / diary / XXX</text:p>
      <text:p text:style-name="P8"/>
      <text:list xml:id="list9034710174269024983" text:style-name="L51">
        <text:list-item>
          <text:p text:style-name="P7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70">신체 / 정신</text:p>
        </text:list-item>
        <text:list-item>
          <text:p text:style-name="P70">새로운 지식 / 행동</text:p>
        </text:list-item>
        <text:list-item>
          <text:p text:style-name="P70">음악</text:p>
        </text:list-item>
        <text:list-item>
          <text:p text:style-name="P70">기타</text:p>
        </text:list-item>
        <text:list-item>
          <text:p text:style-name="P70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737735" text:continue-list="list8228941609989741011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><text:soft-page-break/></text:p>
      <text:p text:style-name="P4"/>
      <text:p text:style-name="P1">------------------------------------------------------------</text:p>
      <text:p text:style-name="P5">[XXX] </text:p>
      <text:list xml:id="list7258546097306344595" text:style-name="L48">
        <text:list-item>
          <text:p text:style-name="P11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ext:soft-page-break/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1272235072745481801" text:style-name="L49">
              <text:list-item>
                <text:p text:style-name="P122">“<text:span text:style-name="T7">作成</text:span>” ==&gt; click</text:p>
              </text:list-item>
              <text:list-item>
                <text:p text:style-name="P122">Tab x 2 (move to the text area)</text:p>
              </text:list-item>
              <text:list-item>
                <text:p text:style-name="P122">C/P ==&gt; texts</text:p>
              </text:list-item>
              <text:list-item>
                <text:p text:style-name="P122">select ==&gt; title strings</text:p>
              </text:list-item>
              <text:list-item>
                <text:p text:style-name="P122">C – c &gt; M – Tab &gt; C – v (C/P)</text:p>
              </text:list-item>
              <text:list-item>
                <text:p text:style-name="P122">M – Tab (to “to” box)</text:p>
              </text:list-item>
              <text:list-item>
                <text:p text:style-name="P122">“iwa” &gt; Tab (autofill)</text:p>
              </text:list-item>
              <text:list-item>
                <text:p text:style-name="P122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30T11:53:50.43</dc:date>
    <dc:creator>iwabuchi ken</dc:creator>
    <meta:editing-duration>P3DT2H3M16S</meta:editing-duration>
    <meta:editing-cycles>317</meta:editing-cycles>
    <meta:generator>OpenOffice/4.1.3$Win32 OpenOffice.org_project/413m1$Build-9783</meta:generator>
    <meta:document-statistic meta:table-count="7" meta:image-count="0" meta:object-count="0" meta:page-count="39" meta:paragraph-count="781" meta:word-count="16705" meta:character-count="25844"/>
  </office:meta>
</office:document-meta>
</file>